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8e893" officeooo:paragraph-rsid="0018e893"/>
    </style:style>
    <style:style style:name="P2" style:family="paragraph" style:parent-style-name="Standard">
      <style:text-properties officeooo:rsid="0018e893" officeooo:paragraph-rsid="0018e893"/>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8e893" officeooo:paragraph-rsid="0018e893" style:font-size-asian="24pt" style:font-weight-asian="bold" style:font-size-complex="24pt" style:font-weight-complex="bold"/>
    </style:style>
    <style:style style:name="P4" style:family="paragraph" style:parent-style-name="Standard">
      <style:text-properties officeooo:rsid="001ad7fd" officeooo:paragraph-rsid="001ad7fd"/>
    </style:style>
    <style:style style:name="P5" style:family="paragraph" style:parent-style-name="Standard">
      <style:text-properties officeooo:rsid="001d9cde" officeooo:paragraph-rsid="001d9cde"/>
    </style:style>
    <style:style style:name="P6" style:family="paragraph" style:parent-style-name="Standard">
      <style:text-properties officeooo:rsid="001f7964" officeooo:paragraph-rsid="001f7964"/>
    </style:style>
    <style:style style:name="P7" style:family="paragraph" style:parent-style-name="Standard" style:list-style-name="L1">
      <style:text-properties officeooo:rsid="001ad7fd" officeooo:paragraph-rsid="0018e893"/>
    </style:style>
    <style:style style:name="P8" style:family="paragraph" style:parent-style-name="Standard" style:list-style-name="L1">
      <style:text-properties officeooo:rsid="001ad7fd" officeooo:paragraph-rsid="001ad7fd"/>
    </style:style>
    <style:style style:name="P9" style:family="paragraph" style:parent-style-name="Standard" style:list-style-name="L2">
      <style:text-properties officeooo:rsid="001ad7fd" officeooo:paragraph-rsid="001ad7fd"/>
    </style:style>
    <style:style style:name="P10" style:family="paragraph" style:parent-style-name="Standard" style:list-style-name="L2">
      <style:text-properties fo:font-size="16pt" style:text-underline-style="solid" style:text-underline-width="auto" style:text-underline-color="font-color" fo:font-weight="bold" officeooo:rsid="001ad7fd" officeooo:paragraph-rsid="001ad7fd" style:font-weight-asian="bold" style:font-weight-complex="bold"/>
    </style:style>
    <style:style style:name="P11" style:family="paragraph" style:parent-style-name="Standard" style:list-style-name="L2">
      <style:text-properties fo:font-size="16pt" style:text-underline-style="solid" style:text-underline-width="auto" style:text-underline-color="font-color" fo:font-weight="bold" officeooo:rsid="001dabce" officeooo:paragraph-rsid="001dabce" style:font-weight-asian="bold" style:font-weight-complex="bold"/>
    </style:style>
    <style:style style:name="P12" style:family="paragraph" style:parent-style-name="Standard" style:list-style-name="L2">
      <style:text-properties fo:font-size="14pt" fo:font-weight="bold" officeooo:rsid="001ad7fd" officeooo:paragraph-rsid="001ad7fd" style:font-weight-asian="bold" style:font-weight-complex="bold"/>
    </style:style>
    <style:style style:name="P13" style:family="paragraph" style:parent-style-name="Standard" style:list-style-name="L2">
      <style:text-properties fo:font-size="14pt" fo:font-weight="bold" officeooo:rsid="001dabce" officeooo:paragraph-rsid="001dabce" style:font-weight-asian="bold" style:font-weight-complex="bold"/>
    </style:style>
    <style:style style:name="P14" style:family="paragraph" style:parent-style-name="Standard" style:list-style-name="L2">
      <style:text-properties officeooo:rsid="001cc341" officeooo:paragraph-rsid="001cc341"/>
    </style:style>
    <style:style style:name="P15" style:family="paragraph" style:parent-style-name="Standard" style:list-style-name="L2">
      <style:text-properties officeooo:rsid="001d9cde" officeooo:paragraph-rsid="001d9cde"/>
    </style:style>
    <style:style style:name="P16" style:family="paragraph" style:parent-style-name="Standard" style:list-style-name="L2">
      <style:text-properties officeooo:rsid="001dabce" officeooo:paragraph-rsid="001dabce"/>
    </style:style>
    <style:style style:name="P17" style:family="paragraph" style:parent-style-name="Standard" style:list-style-name="L2">
      <style:text-properties officeooo:rsid="001eaa63" officeooo:paragraph-rsid="001eaa63"/>
    </style:style>
    <style:style style:name="P18" style:family="paragraph" style:parent-style-name="Standard" style:list-style-name="L2">
      <style:text-properties officeooo:rsid="001eaa63" officeooo:paragraph-rsid="001f7964"/>
    </style:style>
    <style:style style:name="P19" style:family="paragraph" style:parent-style-name="Standard" style:list-style-name="L2">
      <style:text-properties officeooo:rsid="001f7964" officeooo:paragraph-rsid="001f7964"/>
    </style:style>
    <style:style style:name="P20" style:family="paragraph" style:parent-style-name="Standard" style:list-style-name="L2">
      <style:text-properties officeooo:rsid="001fdbc1" officeooo:paragraph-rsid="001fdbc1"/>
    </style:style>
    <style:style style:name="P21" style:family="paragraph" style:parent-style-name="Standard" style:list-style-name="L2">
      <style:text-properties officeooo:rsid="00222fe9" officeooo:paragraph-rsid="00222fe9"/>
    </style:style>
    <style:style style:name="P22" style:family="paragraph" style:parent-style-name="Standard" style:list-style-name="L2">
      <style:text-properties officeooo:rsid="00222fe9" officeooo:paragraph-rsid="00234443"/>
    </style:style>
    <style:style style:name="P23" style:family="paragraph" style:parent-style-name="Standard" style:list-style-name="">
      <style:text-properties officeooo:rsid="00222fe9" officeooo:paragraph-rsid="00222fe9"/>
    </style:style>
    <style:style style:name="P24" style:family="paragraph" style:parent-style-name="Standard" style:list-style-name="L2">
      <style:text-properties officeooo:rsid="00234443" officeooo:paragraph-rsid="00234443"/>
    </style:style>
    <style:style style:name="P25" style:family="paragraph" style:parent-style-name="Standard" style:list-style-name="L2">
      <style:text-properties officeooo:rsid="00234443" officeooo:paragraph-rsid="0024c1a8"/>
    </style:style>
    <style:style style:name="P26" style:family="paragraph" style:parent-style-name="Standard" style:list-style-name="L2">
      <style:text-properties officeooo:rsid="0024c1a8" officeooo:paragraph-rsid="0024c1a8"/>
    </style:style>
    <style:style style:name="P27" style:family="paragraph" style:parent-style-name="Standard" style:list-style-name="L2">
      <style:text-properties officeooo:rsid="00263feb" officeooo:paragraph-rsid="00263feb"/>
    </style:style>
    <style:style style:name="P28" style:family="paragraph" style:parent-style-name="Standard" style:list-style-name="">
      <style:text-properties officeooo:rsid="00263feb" officeooo:paragraph-rsid="00263feb"/>
    </style:style>
    <style:style style:name="P29" style:family="paragraph" style:parent-style-name="Standard" style:list-style-name="L2">
      <style:text-properties officeooo:rsid="00272323" officeooo:paragraph-rsid="00272323"/>
    </style:style>
    <style:style style:name="P30" style:family="paragraph" style:parent-style-name="Standard" style:list-style-name="L2">
      <style:text-properties officeooo:rsid="0028ab27" officeooo:paragraph-rsid="0028ab27"/>
    </style:style>
    <style:style style:name="P31" style:family="paragraph" style:parent-style-name="Standard">
      <style:text-properties officeooo:rsid="0028ab27" officeooo:paragraph-rsid="0028ab27"/>
    </style:style>
    <style:style style:name="P32" style:family="paragraph" style:parent-style-name="Standard">
      <style:text-properties officeooo:rsid="0028e21e" officeooo:paragraph-rsid="0028e21e"/>
    </style:style>
    <style:style style:name="P33" style:family="paragraph" style:parent-style-name="Standard" style:list-style-name="L2">
      <style:paragraph-properties fo:break-before="page"/>
      <style:text-properties fo:font-size="14pt" fo:font-weight="bold" officeooo:rsid="001d9cde" officeooo:paragraph-rsid="001d9cde" style:font-weight-asian="bold" style:font-weight-complex="bold"/>
    </style:style>
    <style:style style:name="P34" style:family="paragraph" style:parent-style-name="Standard" style:list-style-name="L2">
      <style:paragraph-properties fo:break-before="page"/>
      <style:text-properties fo:font-size="14pt" style:text-underline-style="solid" style:text-underline-width="auto" style:text-underline-color="font-color" fo:font-weight="bold" officeooo:rsid="001f7964" officeooo:paragraph-rsid="001f7964" style:font-weight-asian="bold" style:font-weight-complex="bold"/>
    </style:style>
    <style:style style:name="P35" style:family="paragraph" style:parent-style-name="Standard" style:list-style-name="L2">
      <style:paragraph-properties fo:break-before="page"/>
      <style:text-properties officeooo:rsid="00222fe9" officeooo:paragraph-rsid="00222fe9"/>
    </style:style>
    <style:style style:name="P36" style:family="paragraph" style:parent-style-name="Standard" style:list-style-name="L2">
      <style:paragraph-properties fo:break-before="page"/>
      <style:text-properties officeooo:rsid="00263feb" officeooo:paragraph-rsid="00263feb"/>
    </style:style>
    <style:style style:name="T1" style:family="text">
      <style:text-properties officeooo:rsid="001fdbc1"/>
    </style:style>
    <style:style style:name="T2" style:family="text">
      <style:text-properties officeooo:rsid="00234443"/>
    </style:style>
    <style:style style:name="T3" style:family="text">
      <style:text-properties officeooo:rsid="0024c1a8"/>
    </style:style>
    <style:style style:name="T4" style:family="text">
      <style:text-properties officeooo:rsid="00263fe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fo:text-align="center">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fo:text-align="center">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ut-on se connaître soi-même ?</text:p>
      <text:p text:style-name="P2"/>
      <text:p text:style-name="P2">« Peut-on » → Question de légitimité ou de capacité ?</text:p>
      <text:p text:style-name="P2">→ Question de capacité</text:p>
      <text:p text:style-name="P2"/>
      <text:list xml:id="list8118759657108795439" text:style-name="L1">
        <text:list-item>
          <text:p text:style-name="P7">Il semble que oui car on a un accès direct à nos représentations </text:p>
        </text:list-item>
        <text:list-item>
          <text:p text:style-name="P8">Mais il paraît difficile de se connaître soi-même parce qu’il y a des personnes qui ne se rendent pas compte de certains traits de caractères qui apparaissent à beaucoup d’autres </text:p>
        </text:list-item>
      </text:list>
      <text:p text:style-name="P4"/>
      <text:list xml:id="list4998387927432843475" text:style-name="L2">
        <text:list-item>
          <text:p text:style-name="P10">Il semble possible de se connaître soi-même</text:p>
          <text:list>
            <text:list-item>
              <text:p text:style-name="P12">La conscience de soi et la proximité de soi à soi</text:p>
              <text:list>
                <text:list-header>
                  <text:p text:style-name="P9">Cette proximité est rendue possible par la conscience de moi-même </text:p>
                  <text:p text:style-name="P9">Définition de la conscience : </text:p>
                  <text:list>
                    <text:list-item>
                      <text:p text:style-name="P9">Faculté de se rendre compte de quelque chose </text:p>
                    </text:list-item>
                    <text:list-item>
                      <text:p text:style-name="P9">La conscience se répartie en 3, selon dont on se rend compte : </text:p>
                      <text:list>
                        <text:list-item>
                          <text:p text:style-name="P9">Conscience psychologique </text:p>
                          <text:list>
                            <text:list-header>
                              <text:p text:style-name="P9">Conscience d’objet </text:p>
                              <text:list>
                                <text:list-header>
                                  <text:p text:style-name="P9">C’est quand on a conscience du monde extérieur </text:p>
                                </text:list-header>
                              </text:list>
                              <text:p text:style-name="P9">Conscience de soi </text:p>
                              <text:list text:continue-numbering="true">
                                <text:list-header>
                                  <text:p text:style-name="P9">C’est quand on a conscience de soi-même </text:p>
                                </text:list-header>
                              </text:list>
                            </text:list-header>
                          </text:list>
                        </text:list-item>
                        <text:list-item>
                          <text:p text:style-name="P9">Conscience morale </text:p>
                          <text:list>
                            <text:list-item>
                              <text:list>
                                <text:list-header>
                                  <text:p text:style-name="P9">Lorsque ce dont se rend compte est la valeur de l’acte, et qu’on les juge selon le critère du bien et du mal </text:p>
                                </text:list-header>
                              </text:list>
                            </text:list-item>
                          </text:list>
                        </text:list-item>
                      </text:list>
                    </text:list-item>
                  </text:list>
                </text:list-header>
                <text:list-item>
                  <text:p text:style-name="P14">La conscience se présente comme un savoir </text:p>
                  <text:list>
                    <text:list-item>
                      <text:p text:style-name="P14">Je peux me rendre compte de mes pensées et de mes vécus affectifs </text:p>
                    </text:list-item>
                  </text:list>
                </text:list-item>
                <text:list-item>
                  <text:p text:style-name="P14">On ne doute pas de ce que la conscience nous apprend sur nous-même, parce qu’il s’agit d’un savoir direct </text:p>
                </text:list-item>
                <text:list-item>
                  <text:p text:style-name="P14">La conscience me permet de connaître mon identité </text:p>
                  <text:list>
                    <text:list-item>
                      <text:p text:style-name="P14">3 sens de l’identité : </text:p>
                      <text:list>
                        <text:list-header>
                          <text:p text:style-name="P14">« Pierre et Paul ont la même voiture »</text:p>
                        </text:list-header>
                        <text:list-item>
                          <text:p text:style-name="P14">L’identité numérique </text:p>
                          <text:list>
                            <text:list-header>
                              <text:p text:style-name="P14">« même » → une seule voiture pour deux </text:p>
                            </text:list-header>
                          </text:list>
                        </text:list-item>
                        <text:list-item>
                          <text:p text:style-name="P14">L’identité spécifique ou qualitative </text:p>
                          <text:list>
                            <text:list-header>
                              <text:p text:style-name="P14">« même » → deux voitures identiques </text:p>
                            </text:list-header>
                          </text:list>
                        </text:list-item>
                        <text:list-item>
                          <text:p text:style-name="P14">L’identité personnelle </text:p>
                          <text:list>
                            <text:list-header>
                              <text:p text:style-name="P14">Le fait pour une personne d’être la même tout au long de sa vie </text:p>
                            </text:list-header>
                          </text:list>
                        </text:list-item>
                      </text:list>
                    </text:list-item>
                    <text:list-item>
                      <text:p text:style-name="P14">Quel est le critère de l’identité ? </text:p>
                      <text:list>
                        <text:list-item>
                          <text:p text:style-name="P14">Critère psychologique </text:p>
                        </text:list-item>
                        <text:list-item>
                          <text:p text:style-name="P14">Critère corporel / physiologique </text:p>
                        </text:list-item>
                      </text:list>
                    </text:list-item>
                  </text:list>
                </text:list-item>
                <text:list-item>
                  <text:p text:style-name="P15">Spécificité de la conscience, capable de 3 choses : </text:p>
                  <text:list>
                    <text:list-item>
                      <text:p text:style-name="P15">Avoir connaissance de ses actions, de ses pensées présentes </text:p>
                    </text:list-item>
                    <text:list-item>
                      <text:p text:style-name="P15">Avoir connaissance de ses actions, de ses pensées passées </text:p>
                    </text:list-item>
                    <text:list-item>
                      <text:p text:style-name="P15">Être capable de faire le lien entre les deux, en les attribuant à la même personne </text:p>
                    </text:list-item>
                  </text:list>
                </text:list-item>
              </text:list>
            </text:list-item>
          </text:list>
        </text:list-item>
      </text:list>
      <text:p text:style-name="P5"/>
      <text:list xml:id="list155202796293049" text:continue-numbering="true" text:style-name="L2">
        <text:list-item>
          <text:list>
            <text:list-item>
              <text:p text:style-name="P33">Si je ne me connaissais pas, je ne pourrais même pas dire « je »</text:p>
              <text:list>
                <text:list-item>
                  <text:p text:style-name="P15">Est-ce que je suis le sujet de mes pensées ? </text:p>
                  <text:list>
                    <text:list-item>
                      <text:p text:style-name="P15">D’un côté je ne suis peut-être pas l’auteur de mes pensées dans la mesure où je suis influencé </text:p>
                    </text:list-item>
                    <text:list-item>
                      <text:p text:style-name="P15">D’un autre côté, je suis le sujet de mes pensées, car même influencée, au moment où je la pense, il ne fait pas de doute que c’est moi qui pense </text:p>
                    </text:list-item>
                  </text:list>
                </text:list-item>
                <text:list-item>
                  <text:p text:style-name="P15">Sujet, plusieurs sens :</text:p>
                  <text:list>
                    <text:list-item>
                      <text:p text:style-name="P15">Le sujet d’une conversation, le thème </text:p>
                    </text:list-item>
                    <text:list-item>
                      <text:p text:style-name="P15">Le sujet grammatical </text:p>
                    </text:list-item>
                    <text:list-item>
                      <text:p text:style-name="P15">Le sujet au sens politique (un roi gouverne ses sujets) </text:p>
                    </text:list-item>
                    <text:list-item>
                      <text:p text:style-name="P16">Le sujet au sens philosophique :</text:p>
                      <text:list>
                        <text:list-item>
                          <text:p text:style-name="P16">Au sens de substance, ce qui demeure au fil des différents changements </text:p>
                        </text:list-item>
                        <text:list-item>
                          <text:p text:style-name="P16">Le sujet à propos de l’être humain, celui qui permet de dire « je » </text:p>
                        </text:list-item>
                      </text:list>
                    </text:list-item>
                  </text:list>
                </text:list-item>
                <text:list-item>
                  <text:p text:style-name="P16">Le fait de pouvoir dire « je », ça implique : </text:p>
                  <text:list>
                    <text:list-item>
                      <text:p text:style-name="P16">Que je suis le seul dans mon cas </text:p>
                    </text:list-item>
                    <text:list-item>
                      <text:p text:style-name="P16">Que je peux répondre de mes actes </text:p>
                    </text:list-item>
                  </text:list>
                  <text:p text:style-name="P16"/>
                </text:list-item>
              </text:list>
              <text:p text:style-name="P16">On est tenté de répondre oui, parce que j’ai un accès direct à mes représentations, et parce que je suis capable de dire « je ». Mais est-ce que l’expérience ne pourrait pas dire le contraire ?</text:p>
              <text:p text:style-name="P16"/>
            </text:list-item>
          </text:list>
          <text:p text:style-name="P16"/>
        </text:list-item>
        <text:list-item>
          <text:p text:style-name="P11">Les limites de la connaissance de soi</text:p>
          <text:list>
            <text:list-item>
              <text:p text:style-name="P13">Je peux me faire des illusions sur moi-même</text:p>
              <text:list>
                <text:list-item>
                  <text:p text:style-name="P17">Pascal, l’amour propre : </text:p>
                  <text:list>
                    <text:list-header>
                      <text:p text:style-name="P17">Chaque individu s’aime démesurément par rapport aux autres, mais constate des imperfections qui ne méritent pas l’amour. Cela crée en l’individu un embarras, d’où va naître la passion la plus criminelle : Une haine de cette vérité. </text:p>
                      <text:p text:style-name="P17">Et il va y avoir une double réaction, et l’individu va détruire la connaissance de cette vérité aux autres et à lui-même. Autrement dit, il va cacher ses défauts, et se les cacher à lui-même. </text:p>
                      <text:p text:style-name="P17">C’est un mal d’avoir des défauts, mais c’est encore plus un mal d’essayer de se les nier. </text:p>
                    </text:list-header>
                  </text:list>
                </text:list-item>
                <text:list-item>
                  <text:p text:style-name="P17">Cette illusion volontaire présente une difficulté logique :</text:p>
                  <text:list>
                    <text:list-item>
                      <text:p text:style-name="P17">On peut facilement cacher ses défauts aux autres </text:p>
                    </text:list-item>
                    <text:list-item>
                      <text:p text:style-name="P18">Mais quand on se les cache à soi-même : </text:p>
                      <text:list>
                        <text:list-item>
                          <text:p text:style-name="P18">Je dois savoir en tant que trompeur la vérité qu’il m’est caché en tant que trompé </text:p>
                        </text:list-item>
                      </text:list>
                    </text:list-item>
                  </text:list>
                </text:list-item>
                <text:list-item>
                  <text:p text:style-name="P19">Il semble que pour que l’illusion volontaire soit possible, deux conditions soient requises : </text:p>
                  <text:list>
                    <text:list-item>
                      <text:p text:style-name="P19">Il ne faut pas que le défaut dont j’ai conscience soit si évident que je ne puisse le nier </text:p>
                    </text:list-item>
                    <text:list-item>
                      <text:p text:style-name="P19">Il faut que j’ai un fort intérêt ou une grande passion qui me pousse à nier ce défaut </text:p>
                    </text:list-item>
                  </text:list>
                </text:list-item>
              </text:list>
            </text:list-item>
          </text:list>
        </text:list-item>
      </text:list>
      <text:p text:style-name="P6"/>
      <text:list xml:id="list155202375102416" text:continue-numbering="true" text:style-name="L2">
        <text:list-item>
          <text:list>
            <text:list-item>
              <text:p text:style-name="P34">L’idée de l’inconscient (Freud)</text:p>
              <text:list>
                <text:list-item>
                  <text:p text:style-name="P19">Lorsqu’on dit de quelqu’un qu’il est inconscient, deux significations :</text:p>
                  <text:list>
                    <text:list-item>
                      <text:p text:style-name="P19">Perte de connaissance </text:p>
                    </text:list-item>
                    <text:list-item>
                      <text:p text:style-name="P19">Manque de connaissance du danger ou du mal à autrui ou à soi-même </text:p>
                    </text:list-item>
                  </text:list>
                  <text:p text:style-name="P19">Dans les deux cas, c’est une altération de la conscience. </text:p>
                </text:list-item>
                <text:list-item>
                  <text:p text:style-name="P19">Pour Freud, l’inconscience est une partie du psychisme humain. </text:p>
                  <text:p text:style-name="P19">Une zone que la conscience n’a pas accès. On y trouverait <text:span text:style-name="T1">l</text:span>es désirs refoulés, car contraires aux exigences morales de l’individu </text:p>
                  <text:p text:style-name="P20">Ceux-ci vont chercher à se manifester par des voies détournées </text:p>
                  <text:list>
                    <text:list-header>
                      <text:p text:style-name="P20">Exemple de Freud (5 leçons de psychanalyses) :</text:p>
                      <text:list>
                        <text:list-header>
                          <text:p text:style-name="P20">Une femme est amoureuse du mari de sa sœur, mais elle se sent coupable car c’est le mari de sa sœur mais aussi parce que sa sœur est malade. Cet amour est refoulé dans son inconscient. </text:p>
                          <text:p text:style-name="P20">→ Pulsion, 4 caractéristiques :</text:p>
                          <text:list>
                            <text:list-header>
                              <text:p text:style-name="P20">Elle exerce une poussée </text:p>
                              <text:p text:style-name="P20">Elle a un but, d’être satisfaite </text:p>
                              <text:p text:style-name="P20">Elle a un objet </text:p>
                              <text:p text:style-name="P20">Elle a une source qui provient de l’intérieur de l’organisme </text:p>
                            </text:list-header>
                          </text:list>
                          <text:p text:style-name="P20">Ici, elle désire le mari de sa sœur, ce désir cherche à être satisfait, l’objet va être de longues promenades avec ce mari, et la source vient de l’intérieur (c’est pas le cœur, c’est dans le sens « interne ») </text:p>
                        </text:list-header>
                      </text:list>
                      <text:p text:style-name="P20">On peut caractériser le désir comme une tendance vers un objet connu ou imaginé. </text:p>
                      <text:p text:style-name="P20">Ou bien comme la tendance consciente et suscitée par quelqu’un au plaisir sexuel. </text:p>
                      <text:p text:style-name="P20">Le besoin est un état de manque dans lequel se trouve un être vivant lorsqu’il est privé de ce qui assure sa conservation. </text:p>
                    </text:list-header>
                  </text:list>
                </text:list-item>
              </text:list>
            </text:list-item>
          </text:list>
        </text:list-item>
      </text:list>
      <text:p text:style-name="P23"/>
      <text:list xml:id="list155201445414616" text:continue-numbering="true" text:style-name="L2">
        <text:list-item>
          <text:list>
            <text:list-item>
              <text:list>
                <text:list-item>
                  <text:p text:style-name="P35">Deux grands types de manifestation de ces pulsions :</text:p>
                  <text:list>
                    <text:list-item>
                      <text:p text:style-name="P21">De manière normale </text:p>
                      <text:list>
                        <text:list-item>
                          <text:p text:style-name="P21">Les lapsus </text:p>
                          <text:list>
                            <text:list-header>
                              <text:p text:style-name="P21">Dire un mot à la place d’un autre </text:p>
                            </text:list-header>
                          </text:list>
                        </text:list-item>
                        <text:list-item>
                          <text:p text:style-name="P21">Les actes manqués </text:p>
                          <text:list>
                            <text:list-header>
                              <text:p text:style-name="P21">Faire quelque chose mais avec le désir de faire autre chose </text:p>
                              <text:p text:style-name="P21">Exemple : </text:p>
                              <text:list>
                                <text:list-header>
                                  <text:p text:style-name="P21">Une femme qui veut se marier, mais la veille elle oublie d’essayer sa robe. Plus tard, elle divorce. </text:p>
                                  <text:list>
                                    <text:list-header>
                                      <text:p text:style-name="P21">La volonté caché : Elle ne se sentait pas prête à se marier </text:p>
                                    </text:list-header>
                                  </text:list>
                                </text:list-header>
                              </text:list>
                            </text:list-header>
                          </text:list>
                        </text:list-item>
                        <text:list-item>
                          <text:p text:style-name="P21">Les rêves </text:p>
                          <text:list>
                            <text:list-header>
                              <text:p text:style-name="P21">Production d’images lors du sommeil, de la conscience </text:p>
                              <text:p text:style-name="P21">Pour Freud, la plupart des rêves sont des transcriptions de désirs refoulés </text:p>
                              <text:list>
                                <text:list-header>
                                  <text:p text:style-name="P21">Exemple : Si on refuse à une petite fille de lui donner une <text:span text:style-name="T2">fraise</text:span>, elle rêvera la nuit de <text:span text:style-name="T2">fraises </text:span></text:p>
                                </text:list-header>
                              </text:list>
                              <text:p text:style-name="P24">Des fois, il y a des rêves confus, incompréhensibles. Freud y voit deux faces :</text:p>
                              <text:list text:continue-numbering="true">
                                <text:list-header>
                                  <text:p text:style-name="P24">La face visible, le contenu manifeste du rêve </text:p>
                                  <text:p text:style-name="P24">La face caché, le contenu latent </text:p>
                                  <text:list>
                                    <text:list-header>
                                      <text:p text:style-name="P24">Les désirs refoulés s’expriment de manière déguisés car la barrière morale est encore présente. Cela s’appelle le travail du rêve. </text:p>
                                    </text:list-header>
                                  </text:list>
                                </text:list-header>
                              </text:list>
                            </text:list-header>
                          </text:list>
                        </text:list-item>
                      </text:list>
                    </text:list-item>
                    <text:list-item>
                      <text:p text:style-name="P22">De manière pathologique </text:p>
                      <text:p text:style-name="P22"><text:span text:style-name="T2">Freud les appelle les névroses </text:span></text:p>
                      <text:list>
                        <text:list-header>
                          <text:p text:style-name="P24">Ce sont des troubles de l’équilibre psychique, qui se manifestent soit dans l’esprit, soit dans le corps (maux de tête, paralysie, …) </text:p>
                          <text:list>
                            <text:list-header>
                              <text:p text:style-name="P25">Ce trouble est un compromis entre le désir qui essaye de se manifester, et le « surmoi » qui tente de repousser le désir. </text:p>
                              <text:p text:style-name="P25">Le compromis va être que le « surmoi » va laisser le désir se manifester, mais <text:span text:style-name="T3">de manière déformée, et en l’occurrence, sous forme d’une pathologie</text:span>. </text:p>
                            </text:list-header>
                          </text:list>
                        </text:list-header>
                      </text:list>
                    </text:list-item>
                  </text:list>
                </text:list-item>
                <text:list-item>
                  <text:p text:style-name="P26">Les 3 zones du psychisme humain :</text:p>
                  <text:list>
                    <text:list-item>
                      <text:p text:style-name="P26">Le moi </text:p>
                    </text:list-item>
                    <text:list-item>
                      <text:p text:style-name="P26">Le ça </text:p>
                      <text:list>
                        <text:list-item>
                          <text:p text:style-name="P26">Contenant tous les désirs refoulés </text:p>
                        </text:list-item>
                      </text:list>
                    </text:list-item>
                    <text:list-item>
                      <text:p text:style-name="P26">Le surmoi </text:p>
                      <text:list>
                        <text:list-item>
                          <text:p text:style-name="P26">Contenant tous les interdits moraux, obtenus notamment par l’éducation </text:p>
                        </text:list-item>
                      </text:list>
                    </text:list-item>
                  </text:list>
                </text:list-item>
                <text:list-item>
                  <text:p text:style-name="P26">D’après Freud, en considérant l’existence de l’inconscient humain, on gagne en explications et en cohérence. <text:span text:style-name="T4">De fait, cette hypothèse est nécessaire</text:span></text:p>
                </text:list-item>
              </text:list>
            </text:list-item>
          </text:list>
        </text:list-item>
      </text:list>
      <text:p text:style-name="P28"/>
      <text:list xml:id="list155202588192559" text:continue-numbering="true" text:style-name="L2">
        <text:list-item>
          <text:list>
            <text:list-item>
              <text:list>
                <text:list-item>
                  <text:p text:style-name="P36">Critiques :</text:p>
                  <text:list>
                    <text:list-item>
                      <text:p text:style-name="P27">Distinction : Donner du sens / Révéler le sens </text:p>
                      <text:list>
                        <text:list-header>
                          <text:p text:style-name="P27">Quand on donne du sens à quelque chose, cette chose ne contient pas le sens qu’on lui donne. </text:p>
                        </text:list-header>
                        <text:list-item>
                          <text:p text:style-name="P27">Est-ce que Freud ne donnerait pas du sens à ce qui n’en a pas ? </text:p>
                        </text:list-item>
                        <text:list-item>
                          <text:p text:style-name="P27">Freud lui-même a admit que certains gestes n’ont aucun sens </text:p>
                        </text:list-item>
                      </text:list>
                    </text:list-item>
                    <text:list-item>
                      <text:p text:style-name="P27">L’effet placebo </text:p>
                      <text:list>
                        <text:list-header>
                          <text:p text:style-name="P29">Un placebo est un médicament qui ne guérit pas la maladie, mais qu’on prétend le contraire. </text:p>
                          <text:p text:style-name="P29">L’effet placebo, c’est ce qui fait que ça marche quand-même </text:p>
                        </text:list-header>
                        <text:list-item>
                          <text:p text:style-name="P29">Peut-être que le simple fait de parler à l’astrologue résout le problème par effet placebo </text:p>
                        </text:list-item>
                      </text:list>
                    </text:list-item>
                    <text:list-item>
                      <text:p text:style-name="P29">La réfutabilité </text:p>
                      <text:list>
                        <text:list-item>
                          <text:p text:style-name="P29">La psychanalyses, aussi bien comme doctrine que comme pratique, est-elle réfutable ? </text:p>
                          <text:p text:style-name="P29">Carl Popper : Une proposition est scientifique si elle est réfutable </text:p>
                          <text:list>
                            <text:list-header>
                              <text:p text:style-name="P29">Une théorie doit pouvoir être testée et contredite par l’expérience, même si dans les faits ça n’arrivera jamais </text:p>
                            </text:list-header>
                          </text:list>
                          <text:p text:style-name="P29">Si le patient ne guérit pas, Freud pourra toujours dire soit que le patient n’a pas tout dit, soit que l’on n’a pas trouvé la cause </text:p>
                          <text:p text:style-name="P29">Freud a remarqué que les patients avaient un comportement contradictoire :</text:p>
                          <text:list text:continue-numbering="true">
                            <text:list-header>
                              <text:p text:style-name="P29">Ils venaient en psychanalyse, mais refusaient de se faire guérir </text:p>
                              <text:p text:style-name="P29">Il explique cela comme étant une résistance face à sa théorie </text:p>
                            </text:list-header>
                          </text:list>
                        </text:list-item>
                      </text:list>
                    </text:list-item>
                  </text:list>
                </text:list-item>
                <text:list-item>
                  <text:p text:style-name="P30">Est-ce que la théorie de Freud veut dire que l’on ne peut se connaître soi-même ? Non, elle permet même d’en connaître plus, car elle permet de rendre conscient ce qui est inconscient. </text:p>
                </text:list-item>
              </text:list>
            </text:list-item>
          </text:list>
          <text:p text:style-name="P30"/>
        </text:list-item>
      </text:list>
      <text:p text:style-name="P31"/>
      <text:p text:style-name="P32">À la question posée, nous pouvons répondre qu’une connaissance de soi reste possible, à condition que celle-ci s’appuie sur une réflexion critique sur ce qu’on pense être, notamment afin d’éviter les illusions volontaires. D’autre part, la connaissance de soi peut passer par l’aide d’autrui, si non dans le cadre d’une culture psychanalytique, du moins dans le cadre de la vie ordinaire. Toutefois, une telle connaissance ne peut en aucun cas se prétendre définitive, ni même complètement objecti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e893" officeooo:paragraph-rsid="0018e89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hilosophie<text:tab/><text:tab/>Peut-on se connaître soi-même ?</text:p>
      </style:header>
      <style:footer>
        <text:p text:style-name="Footer"><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08:49:45.601000000</meta:creation-date>
    <dc:date>2019-05-24T15:52:01.073000000</dc:date>
    <meta:editing-duration>PT29M</meta:editing-duration>
    <meta:editing-cycles>8</meta:editing-cycles>
    <meta:generator>LibreOffice/5.1.6.2$Windows_x86 LibreOffice_project/07ac168c60a517dba0f0d7bc7540f5afa45f0909</meta:generator>
    <meta:document-statistic meta:table-count="0" meta:image-count="0" meta:object-count="0" meta:page-count="5" meta:paragraph-count="135" meta:word-count="1656" meta:character-count="8945" meta:non-whitespace-character-count="7411"/>
  </office:meta>
</office:document-meta>
</file>